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466cm" fo:break-before="auto" style:use-optimal-row-height="true"/>
    </style:style>
    <style:style style:name="ro9" style:family="table-row">
      <style:table-row-properties style:row-height="1.471cm" fo:break-before="auto" style:use-optimal-row-height="true"/>
    </style:style>
    <style:style style:name="ro10" style:family="table-row">
      <style:table-row-properties style:row-height="1.404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6" office:value-type="string">
            <text:p>Large scale def.: [Fowler, 2002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table:style-name="ce7" office:value-type="string">
            <text:p>Definition on large scal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7" office:value-type="string">
            <text:p>Agile adoption research in general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6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10484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.00.0000</text:date>, <text:time style:data-style-name="N2" text:time-value="0000-00-00T21:57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09-25T00:55:21</dc:date>
    <meta:editing-duration>P8DT20H52M7S</meta:editing-duration>
    <meta:editing-cycles>941</meta:editing-cycles>
    <meta:printed-by>Kim Dikert</meta:printed-by>
    <meta:print-date>2013-05-15T00:23:21</meta:print-date>
    <meta:document-statistic meta:table-count="2" meta:cell-count="2377" meta:object-count="0"/>
  </office:meta>
</office:document-meta>
</file>